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Proxima Nova Rg" svg:font-family="'Proxima Nova Rg'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1.626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6.41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242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style:font-name-asian="Arial1" style:font-name-complex="Arial1"/>
    </style:style>
    <style:style style:name="ce3" style:family="table-cell" style:parent-style-name="Hyperlink" style:data-style-name="N0">
      <style:table-cell-properties fo:border="0.74pt solid #000000" style:vertical-align="automatic"/>
      <style:text-properties fo:color="#0000ee" style:font-name="Arial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  <style:text-properties style:font-name="Arial" fo:font-size="10pt" style:font-name-asian="Proxima Nova Rg" style:font-size-asian="10pt" style:font-name-complex="Proxima Nova Rg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Hyperlink" style:data-style-name="N0">
      <style:table-cell-properties fo:border="none" style:vertical-align="automatic"/>
      <style:text-properties fo:color="#0000ee" style:font-name="Arial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rial" fo:font-size="10pt" style:font-name-asian="Proxima Nova Rg" style:font-size-asian="10pt" style:font-name-complex="Proxima Nova Rg" style:font-size-complex="10pt"/>
    </style:style>
    <style:style style:name="ce28" style:family="table-cell" style:parent-style-name="Default" style:data-style-name="N0">
      <style:table-cell-properties fo:border="0.74pt solid #000000"/>
      <style:text-properties style:font-name="Arial"/>
    </style:style>
    <style:style style:name="ce30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/>
      <style:text-properties style:font-name="Arial" fo:font-size="10pt" style:font-name-asian="Proxima Nova Rg" style:font-size-asian="10pt" style:font-name-complex="Proxima Nova Rg" style:font-size-complex="10pt"/>
    </style:style>
    <style:style style:name="ce25" style:family="table-cell" style:parent-style-name="Default" style:data-style-name="N0">
      <style:table-cell-properties fo:border="none"/>
      <style:text-properties style:font-name="Arial"/>
    </style:style>
    <style:style style:name="ce26" style:family="table-cell" style:parent-style-name="Default" style:data-style-name="N0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  <style:text-properties style:font-name="Arial" fo:font-size="10pt" style:font-name-asian="Proxima Nova Rg" style:font-size-asian="10pt" style:font-name-complex="Proxima Nova Rg" style:font-size-complex="10pt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ШТАТ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2" table:default-cell-style-name="ce1"/>
        <table:table-column table:style-name="co11" table:number-columns-repeated="3" table:default-cell-style-name="ce1"/>
        <table:table-row table:style-name="ro1">
          <table:table-cell table:style-name="ce2" office:value-type="string" calcext:value-type="string">
            <text:p>Посада за штатом</text:p>
          </table:table-cell>
          <table:table-cell table:style-name="ce2" office:value-type="string" calcext:value-type="string">
            <text:p>ВОС за штатом</text:p>
          </table:table-cell>
          <table:table-cell table:style-name="ce2" office:value-type="string" calcext:value-type="string">
            <text:p>Тарифна сітка</text:p>
          </table:table-cell>
          <table:table-cell table:style-name="ce2" office:value-type="string" calcext:value-type="string">
            <text:p>Звання за штатом</text:p>
          </table:table-cell>
          <table:table-cell table:style-name="ce2" office:value-type="string" calcext:value-type="string">
            <text:p>К-сть за штатом</text:p>
          </table:table-cell>
          <table:table-cell table:style-name="ce2" office:value-type="string" calcext:value-type="string">
            <text:p>К-сть за списком</text:p>
          </table:table-cell>
          <table:table-cell table:style-name="ce2" office:value-type="string" calcext:value-type="string">
            <text:p>Вакант</text:p>
          </table:table-cell>
          <table:table-cell table:style-name="ce2" office:value-type="string" calcext:value-type="string">
            <text:p>Звання</text:p>
          </table:table-cell>
          <table:table-cell table:style-name="ce2" office:value-type="string" calcext:value-type="string">
            <text:p>ПІБ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<text:a xlink:href="py3o://for=%22o%20in%20objects%22" xlink:type="simple">for="o in objects"</text:a></text:p>
          </table:table-cell>
          <table:table-cell table:style-name="ce2" table:number-columns-repeated="8"/>
          <table:table-cell table:number-columns-repeated="16375"/>
        </table:table-row>
        <table:table-row table:style-name="ro3">
          <table:table-cell table:style-name="ce5" office:value-type="string" calcext:value-type="string">
            <text:p>${o.name.upper()}</text:p>
          </table:table-cell>
          <table:table-cell table:style-name="ce2" table:number-columns-repeated="8"/>
          <table:table-cell table:number-columns-repeated="16375"/>
        </table:table-row>
        <table:table-row table:style-name="ro4">
          <table:table-cell table:style-name="ce3" office:value-type="string" calcext:value-type="string">
            <text:p><text:a xlink:href="py3o://for=%22job%20in%20o.jobs_ids%22" xlink:type="simple">for="job in o.jobs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5">
          <table:table-cell table:style-name="ce6" office:value-type="string" calcext:value-type="string">
            <text:p>${job.name}</text:p>
          </table:table-cell>
          <table:table-cell table:style-name="ce15" office:value-type="string" calcext:value-type="string">
            <text:p>${job.mos}</text:p>
          </table:table-cell>
          <table:table-cell table:style-name="ce15" office:value-type="string" calcext:value-type="string">
            <text:p>${job.payroll_grade}</text:p>
          </table:table-cell>
          <table:table-cell table:style-name="ce15" office:value-type="string" calcext:value-type="string">
            <text:p>${job.rank_id.name}</text:p>
          </table:table-cell>
          <table:table-cell table:style-name="ce15" office:value-type="string" calcext:value-type="string">
            <text:p>${job.no_of_recruitment}</text:p>
          </table:table-cell>
          <table:table-cell table:style-name="ce15" office:value-type="string" calcext:value-type="string">
            <text:p>${job.no_of_employee}</text:p>
          </table:table-cell>
          <table:table-cell table:style-name="ce15" office:value-type="string" calcext:value-type="string">
            <text:p>${job.expected_employees}</text:p>
          </table:table-cell>
          <table:table-cell table:style-name="ce2" table:number-columns-repeated="2"/>
          <table:table-cell table:number-columns-repeated="16375"/>
        </table:table-row>
        <table:table-row table:style-name="ro4">
          <table:table-cell table:style-name="ce3" office:value-type="string" calcext:value-type="string">
            <text:p><text:a xlink:href="py3o://for=%22emp%20in%20job.employee_ids%22" xlink:type="simple">for="emp in job.employee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6">
          <table:table-cell table:style-name="ce6"/>
          <table:table-cell table:style-name="ce15" table:number-columns-repeated="6"/>
          <table:table-cell table:style-name="ce15" office:value-type="string" calcext:value-type="string">
            <text:p>${emp.rank_id.name}</text:p>
          </table:table-cell>
          <table:table-cell table:style-name="ce6" office:value-type="string" calcext:value-type="string">
            <text:p>${emp.name}</text:p>
          </table:table-cell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dep%20in%20o.child_ids%22" xlink:type="simple">for="dep in o.child_ids"</text:a></text:p>
          </table:table-cell>
          <table:table-cell table:style-name="ce28" table:number-columns-repeated="8"/>
          <table:table-cell table:number-columns-repeated="16375"/>
        </table:table-row>
        <table:table-row table:style-name="ro7">
          <table:table-cell table:style-name="ce7" office:value-type="string" calcext:value-type="string">
            <text:p>${dep.name.upper()}</text:p>
          </table:table-cell>
          <table:table-cell table:style-name="ce2" table:number-columns-repeated="8"/>
          <table:table-cell table:number-columns-repeated="16375"/>
        </table:table-row>
        <table:table-row table:style-name="ro4">
          <table:table-cell table:style-name="ce3" office:value-type="string" calcext:value-type="string">
            <text:p><text:a xlink:href="py3o://for=%22job1%20in%20dep.jobs_ids%22" xlink:type="simple">for="job1 in dep.jobs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5">
          <table:table-cell table:style-name="ce6" office:value-type="string" calcext:value-type="string">
            <text:p>${job1.name}</text:p>
          </table:table-cell>
          <table:table-cell table:style-name="ce15" office:value-type="string" calcext:value-type="string">
            <text:p>${job1.mos}</text:p>
          </table:table-cell>
          <table:table-cell table:style-name="ce15" office:value-type="string" calcext:value-type="string">
            <text:p>${job1.payroll_grade}</text:p>
          </table:table-cell>
          <table:table-cell table:style-name="ce15" office:value-type="string" calcext:value-type="string">
            <text:p>${job1.rank_id.name}</text:p>
          </table:table-cell>
          <table:table-cell table:style-name="ce15" office:value-type="string" calcext:value-type="string">
            <text:p>${job1.no_of_recruitment}</text:p>
          </table:table-cell>
          <table:table-cell table:style-name="ce15" office:value-type="string" calcext:value-type="string">
            <text:p>${job1.no_of_employee}</text:p>
          </table:table-cell>
          <table:table-cell table:style-name="ce15" office:value-type="string" calcext:value-type="string">
            <text:p>${job1.expected_employees}</text:p>
          </table:table-cell>
          <table:table-cell table:style-name="ce15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emp1%20in%20job1.employee_ids%22" xlink:type="simple">for="emp1 in job1.employee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6">
          <table:table-cell table:style-name="ce6"/>
          <table:table-cell table:style-name="ce15" table:number-columns-repeated="6"/>
          <table:table-cell table:style-name="ce15" office:value-type="string" calcext:value-type="string">
            <text:p>${emp1.rank_id.name}</text:p>
          </table:table-cell>
          <table:table-cell table:style-name="ce6" office:value-type="string" calcext:value-type="string">
            <text:p>${emp1.name}</text:p>
          </table:table-cell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dep1%20in%20dep.child_ids%22" xlink:type="simple">for="dep1 in dep.child_ids"</text:a></text:p>
          </table:table-cell>
          <table:table-cell table:style-name="ce15"/>
          <table:table-cell table:style-name="ce28" table:number-columns-repeated="7"/>
          <table:table-cell table:number-columns-repeated="16375"/>
        </table:table-row>
        <table:table-row table:style-name="ro8">
          <table:table-cell table:style-name="ce8" office:value-type="string" calcext:value-type="string" table:number-columns-spanned="9" table:number-rows-spanned="1">
            <text:p>${dep1.name.upper()}</text:p>
          </table:table-cell>
          <table:covered-table-cell table:number-columns-repeated="8" table:style-name="ce2"/>
          <table:table-cell table:number-columns-repeated="16375"/>
        </table:table-row>
        <table:table-row table:style-name="ro4">
          <table:table-cell table:style-name="ce3" office:value-type="string" calcext:value-type="string">
            <text:p><text:a xlink:href="py3o://for=%22job2%20in%20dep1.jobs_ids%22" xlink:type="simple">for="job2 in dep1.jobs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5">
          <table:table-cell table:style-name="ce6" office:value-type="string" calcext:value-type="string">
            <text:p>${job2.name}</text:p>
          </table:table-cell>
          <table:table-cell table:style-name="ce15" office:value-type="string" calcext:value-type="string">
            <text:p>${job2.mos}</text:p>
          </table:table-cell>
          <table:table-cell table:style-name="ce15" office:value-type="string" calcext:value-type="string">
            <text:p>${job2.payroll_grade}</text:p>
          </table:table-cell>
          <table:table-cell table:style-name="ce15" office:value-type="string" calcext:value-type="string">
            <text:p>${job2.rank_id.name}</text:p>
          </table:table-cell>
          <table:table-cell table:style-name="ce15" office:value-type="string" calcext:value-type="string">
            <text:p>${job2.no_of_recruitment}</text:p>
          </table:table-cell>
          <table:table-cell table:style-name="ce15" office:value-type="string" calcext:value-type="string">
            <text:p>${job2.no_of_employee}</text:p>
          </table:table-cell>
          <table:table-cell table:style-name="ce15" office:value-type="string" calcext:value-type="string">
            <text:p>${job2.expected_employees}</text:p>
          </table:table-cell>
          <table:table-cell table:style-name="ce15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emp2%20in%20job2.employee_ids%22" xlink:type="simple">for="emp2 in job2.employee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6">
          <table:table-cell table:style-name="ce6"/>
          <table:table-cell table:style-name="ce15" table:number-columns-repeated="6"/>
          <table:table-cell table:style-name="ce15" office:value-type="string" calcext:value-type="string">
            <text:p>${emp2.rank_id.name}</text:p>
          </table:table-cell>
          <table:table-cell table:style-name="ce6" office:value-type="string" calcext:value-type="string">
            <text:p>${emp2.name}</text:p>
          </table:table-cell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15" table:number-columns-repeated="7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dep2%20in%20dep1.child_ids%22" xlink:type="simple">for="dep2 in dep1.child_ids"</text:a></text:p>
          </table:table-cell>
          <table:table-cell table:style-name="ce28" table:number-columns-repeated="8"/>
          <table:table-cell table:number-columns-repeated="16375"/>
        </table:table-row>
        <table:table-row table:style-name="ro9">
          <table:table-cell table:style-name="ce10" office:value-type="string" calcext:value-type="string" table:number-columns-spanned="9" table:number-rows-spanned="1">
            <text:p>${dep2.name.upper()}</text:p>
          </table:table-cell>
          <table:covered-table-cell table:number-columns-repeated="8" table:style-name="ce2"/>
          <table:table-cell table:number-columns-repeated="16375"/>
        </table:table-row>
        <table:table-row table:style-name="ro4">
          <table:table-cell table:style-name="ce3" office:value-type="string" calcext:value-type="string">
            <text:p><text:a xlink:href="py3o://for=%22job3%20in%20dep2.jobs_ids%22" xlink:type="simple">for="job3 in dep2.jobs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5">
          <table:table-cell table:style-name="ce6" office:value-type="string" calcext:value-type="string">
            <text:p>${job3.name}</text:p>
          </table:table-cell>
          <table:table-cell table:style-name="ce15" office:value-type="string" calcext:value-type="string">
            <text:p>${job3.mos}</text:p>
          </table:table-cell>
          <table:table-cell table:style-name="ce15" office:value-type="string" calcext:value-type="string">
            <text:p>${job3.payroll_grade}</text:p>
          </table:table-cell>
          <table:table-cell table:style-name="ce15" office:value-type="string" calcext:value-type="string">
            <text:p>${job3.rank_id.name}</text:p>
          </table:table-cell>
          <table:table-cell table:style-name="ce15" office:value-type="string" calcext:value-type="string">
            <text:p>${job3.no_of_recruitment}</text:p>
          </table:table-cell>
          <table:table-cell table:style-name="ce15" office:value-type="string" calcext:value-type="string">
            <text:p>${job3.no_of_employee}</text:p>
          </table:table-cell>
          <table:table-cell table:style-name="ce15" office:value-type="string" calcext:value-type="string">
            <text:p>${job3.expected_employees}</text:p>
          </table:table-cell>
          <table:table-cell table:style-name="ce15"/>
          <table:table-cell table:style-name="ce6"/>
          <table:table-cell table:style-name="Default" table:number-columns-repeated="16375"/>
        </table:table-row>
        <table:table-row table:style-name="ro4">
          <table:table-cell table:style-name="ce3" office:value-type="string" calcext:value-type="string">
            <text:p><text:a xlink:href="py3o://for=%22emp3%20in%20job3.employee_ids%22" xlink:type="simple">for="emp3 in job3.employee_ids"</text:a></text:p>
          </table:table-cell>
          <table:table-cell table:style-name="ce2" table:number-columns-repeated="8"/>
          <table:table-cell table:number-columns-repeated="16375"/>
        </table:table-row>
        <table:table-row table:style-name="ro6">
          <table:table-cell table:style-name="ce6"/>
          <table:table-cell table:style-name="ce15" table:number-columns-repeated="6"/>
          <table:table-cell table:style-name="ce15" office:value-type="string" calcext:value-type="string">
            <text:p>${emp3.rank_id.name}</text:p>
          </table:table-cell>
          <table:table-cell table:style-name="ce6" office:value-type="string" calcext:value-type="string">
            <text:p>${emp3.name}</text:p>
          </table:table-cell>
          <table:table-cell table:style-name="Default" table:number-columns-repeated="16375"/>
        </table:table-row>
        <table:table-row table:style-name="ro4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 table:number-columns-repeated="7"/>
          <table:table-cell table:style-name="ce24"/>
          <table:table-cell table:style-name="Default" table:number-columns-repeated="16375"/>
        </table:table-row>
        <table:table-row table:style-name="ro2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5" table:number-columns-repeated="8"/>
          <table:table-cell table:number-columns-repeated="16375"/>
        </table:table-row>
        <table:table-row table:style-name="ro2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5" table:number-columns-repeated="8"/>
          <table:table-cell table:number-columns-repeated="16375"/>
        </table:table-row>
        <table:table-row table:style-name="ro2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5" table:number-columns-repeated="8"/>
          <table:table-cell table:number-columns-repeated="16375"/>
        </table:table-row>
        <table:table-row table:style-name="ro2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5" table:number-columns-repeated="8"/>
          <table:table-cell table:number-columns-repeated="16375"/>
        </table:table-row>
        <table:table-row table:style-name="ro2"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6" table:number-columns-repeated="8"/>
          <table:table-cell table:number-columns-repeated="16375"/>
        </table:table-row>
        <table:table-row table:style-name="ro2">
          <table:table-cell table:style-name="Default"/>
          <table:table-cell table:style-name="ce26" table:number-columns-repeated="8"/>
          <table:table-cell table:number-columns-repeated="16375"/>
        </table:table-row>
        <table:table-row table:style-name="ro2" table:number-rows-repeated="1048530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Proxima Nova Rg" svg:font-family="'Proxima Nova Rg'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55P0"/>
    </number:currency-style>
    <number:number-style style:name="N156">
      <number:number number:decimal-places="3" number:min-decimal-places="3" number:min-integer-digits="1"/>
    </number:number-style>
    <number:number-style style:name="N157">
      <number:number number:decimal-places="5" number:min-decimal-places="5" number:min-integer-digits="1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грн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percentage-style style:name="N164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.00.0000</text:date>, <text:time style:data-style-name="N2" text:time-value="15:03:53.575666454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Сторінк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meta:initial-creator>YEVHEN BABII</meta:initial-creator>
    <dc:creator>YEVHEN BABII</dc:creator>
    <meta:creation-date>2023-12-17T10:04:29Z</meta:creation-date>
    <dc:date>2023-12-24T15:33:47.741790420</dc:date>
    <meta:editing-cycles>103</meta:editing-cycles>
    <meta:editing-duration>P1DT1H34M40S</meta:editing-duration>
    <meta:document-statistic meta:table-count="1" meta:cell-count="73" meta:object-count="0"/>
  </office:meta>
</office:document-meta>
</file>